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Courier 10 Pitch" fo:font-size="16pt" officeooo:rsid="00045ea4" officeooo:paragraph-rsid="00303d2b" style:font-size-asian="16pt" style:font-size-complex="16pt"/>
    </style:style>
    <style:style style:name="P2" style:family="paragraph" style:parent-style-name="Text_20_body">
      <style:text-properties officeooo:rsid="0036cc8e" officeooo:paragraph-rsid="0036cc8e"/>
    </style:style>
    <style:style style:name="P3" style:family="paragraph" style:parent-style-name="Text_20_body">
      <style:text-properties officeooo:rsid="0036cc8e" officeooo:paragraph-rsid="0038545d"/>
    </style:style>
    <style:style style:name="P4" style:family="paragraph" style:parent-style-name="Heading_20_3">
      <style:paragraph-properties fo:break-before="page"/>
      <style:text-properties officeooo:rsid="0039e074" officeooo:paragraph-rsid="0039e074"/>
    </style:style>
    <style:style style:name="P5" style:family="paragraph" style:parent-style-name="Text_20_body">
      <style:text-properties officeooo:rsid="0039e074" officeooo:paragraph-rsid="0039e074"/>
    </style:style>
    <style:style style:name="P6" style:family="paragraph" style:parent-style-name="Heading_20_1" style:master-page-name="Right_20_Page">
      <style:paragraph-properties style:page-number="auto"/>
      <style:text-properties officeooo:rsid="0039e074" officeooo:paragraph-rsid="0039e074"/>
    </style:style>
    <style:style style:name="T1" style:family="text">
      <style:text-properties officeooo:rsid="00325325"/>
    </style:style>
    <style:style style:name="T2" style:family="text">
      <style:text-properties officeooo:rsid="003380b8"/>
    </style:style>
    <style:style style:name="T3" style:family="text">
      <style:text-properties officeooo:rsid="00352472"/>
    </style:style>
    <style:style style:name="T4" style:family="text">
      <style:text-properties officeooo:rsid="0036cc8e"/>
    </style:style>
    <style:style style:name="T5" style:family="text">
      <style:text-properties officeooo:rsid="0039e07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>Circle of Life</text:h>
      <text:h text:style-name="Heading_20_2" text:outline-level="2">(<text:span text:style-name="T5">Elton John</text:span>)</text:h>
      <text:p text:style-name="Text_20_body">Time Signature: <text:span text:style-name="T1">4/4</text:span></text:p>
      <text:p text:style-name="Text_20_body">Chords: <text:span text:style-name="T3">Am, C, D7, Em, F, G</text:span></text:p>
      <text:p text:style-name="Text_20_body">Tempo: <text:span text:style-name="T2">100-120</text:span> BPM</text:p>
      <text:p text:style-name="P1"/>
      <text:h text:style-name="P4" text:outline-level="3">[VERSE 1]</text:h>
      <text:p text:style-name="P5"><text:s text:c="9"/>G <text:s text:c="21"/>Am</text:p>
      <text:p text:style-name="P5">From the day we arrive on the planet</text:p>
      <text:p text:style-name="P5"><text:s text:c="4"/>D7 <text:s text:c="21"/>G</text:p>
      <text:p text:style-name="P5">And blinking, step into the sun</text:p>
      <text:p text:style-name="P5"><text:s text:c="8"/>Em <text:s text:c="22"/>Am</text:p>
      <text:p text:style-name="P5">There's more to be seen than can ever be seen</text:p>
      <text:p text:style-name="P5"><text:s text:c="8"/>F <text:s text:c="18"/>D7</text:p>
      <text:p text:style-name="P5">More to do than can ever be done</text:p>
      <text:h text:style-name="Heading_20_3" text:outline-level="3">[VERSE 2]</text:h>
      <text:p text:style-name="P5">G <text:s text:c="18"/>Am</text:p>
      <text:p text:style-name="P5">Some say eat or be eaten</text:p>
      <text:p text:style-name="P5"><text:s text:c="8"/>D7 <text:s text:c="11"/>G </text:p>
      <text:p text:style-name="P5">Some say live and let live</text:p>
      <text:p text:style-name="P5"><text:s text:c="4"/>Em <text:s text:c="20"/>Am</text:p>
      <text:p text:style-name="P5">But all are agreed as they join the stampede</text:p>
      <text:p text:style-name="P5"><text:s text:c="11"/>F <text:s text:c="23"/>D7</text:p>
      <text:p text:style-name="P5">You should never take more than you give</text:p>
      <text:h text:style-name="Heading_20_3" text:outline-level="3">[CHORUS]</text:h>
      <text:p text:style-name="P5"><text:s text:c="17"/>G</text:p>
      <text:p text:style-name="P5">In the circle of life</text:p>
      <text:p text:style-name="P5"><text:s text:c="19"/>F</text:p>
      <text:p text:style-name="P5">It's the wheel of fortune</text:p>
      <text:p text:style-name="P5"><text:s text:c="18"/>C</text:p>
      <text:p text:style-name="P5">It's the leap of faith</text:p>
      <text:p text:style-name="P5"><text:s text:c="17"/>D7</text:p>
      <text:p text:style-name="P5">It's the band of hope</text:p>
      <text:p text:style-name="P5"><text:s text:c="17"/>G</text:p>
      <text:p text:style-name="P5">Till we find our place</text:p>
      <text:p text:style-name="P5"><text:s text:c="14"/>Am <text:s text:c="4"/>Fm</text:p>
      <text:p text:style-name="P5">On the path unwinding</text:p>
      <text:p text:style-name="P5"><text:s text:c="9"/>C <text:s text:c="2"/>G <text:s text:c="18"/>F <text:s text:c="2"/>C</text:p>
      <text:p text:style-name="P5">In the cir - cle, the circle of li - f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 style:writing-mode="page"/>
      <style:text-properties style:font-name="Courier New" fo:font-family="'Courier New'" style:font-style-name="Regular" style:font-pitch="variable" fo:font-size="17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ourier New1" fo:font-family="'Courier New'" style:font-style-name="Bold" style:font-pitch="variable" fo:font-size="22pt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cm" fo:margin-bottom="0cm" loext:contextual-spacing="false" style:page-number="auto" style:writing-mode="page"/>
      <style:text-properties style:font-name="Courier New" fo:font-family="'Courier New'" style:font-style-name="Regular" style:font-pitch="variable" fo:font-size="20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5cm" fo:margin-bottom="0.25cm" loext:contextual-spacing="false" fo:text-indent="0cm" style:auto-text-indent="false" style:writing-mode="page"/>
      <style:text-properties fo:color="#000000" style:font-name="Courier New1" fo:font-family="'Courier New'" style:font-style-name="Bold" style:font-pitch="variable" fo:font-size="18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2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32cm" style:num-format="1" style:print-orientation="portrait" fo:margin-top="0.75cm" fo:margin-bottom="0.75cm" fo:margin-left="0.75cm" fo:margin-right="3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32cm" style:num-format="1" style:print-orientation="portrait" fo:margin-top="0.75cm" fo:margin-bottom="0.75cm" fo:margin-left="3cm" fo:margin-right="0.7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1:19:31.134214000</meta:creation-date>
    <meta:editing-duration>PT4H15M41S</meta:editing-duration>
    <meta:editing-cycles>44</meta:editing-cycles>
    <meta:generator>LibreOffice/4.3.3.2$Linux_X86_64 LibreOffice_project/430m0$Build-2</meta:generator>
    <dc:title>Lyrics + Chords</dc:title>
    <dc:date>2017-05-15T18:41:08.204214585</dc:date>
    <meta:print-date>2017-04-03T12:23:29.985893000</meta:print-date>
    <meta:document-statistic meta:table-count="0" meta:image-count="0" meta:object-count="0" meta:page-count="2" meta:paragraph-count="38" meta:word-count="151" meta:character-count="961" meta:non-whitespace-character-count="504"/>
    <meta:template xlink:type="simple" xlink:actuate="onRequest" xlink:title="Lyrics + Chords" xlink:href="../../../Library/Application%20Support/LibreOffice/4/user/template/Lyrics%20+%20Chords1.ott" meta:date="2017-04-03T11:19:30.791017000"/>
  </office:meta>
</office:document-meta>
</file>